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master-page-name="Standard">
      <style:paragraph-properties fo:margin-left="1.249cm" fo:margin-right="0cm" fo:text-align="center" style:justify-single-word="false" fo:text-indent="-1.249cm" style:auto-text-indent="false" style:page-number="auto"/>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fo:font-size="10pt" style:font-size-asian="10pt" style:font-size-complex="10pt"/>
    </style:style>
    <style:style style:name="P5" style:family="paragraph" style:parent-style-name="Standard">
      <style:paragraph-properties fo:margin-top="0cm" fo:margin-bottom="0cm" loext:contextual-spacing="false"/>
      <style:text-properties fo:color="#c45911" fo:font-size="10pt" fo:font-weight="bold" style:font-size-asian="10pt" style:font-weight-asian="bold" style:font-size-complex="10pt"/>
    </style:style>
    <style:style style:name="P6" style:family="paragraph" style:parent-style-name="List_20_Paragraph" style:list-style-name="WWNum2">
      <style:paragraph-properties fo:margin-top="0cm" fo:margin-bottom="0cm" loext:contextual-spacing="true"/>
    </style:style>
    <style:style style:name="P7" style:family="paragraph">
      <style:paragraph-properties fo:margin-top="0cm" fo:margin-bottom="0cm" fo:line-height="100%" fo:text-align="start"/>
    </style:style>
    <style:style style:name="P8" style:family="paragraph">
      <loext:graphic-properties draw:fill="solid" draw:fill-color="#ffffff"/>
      <style:paragraph-properties fo:margin-top="0cm" fo:margin-bottom="0cm" fo:line-height="100%" fo:text-align="start"/>
    </style:style>
    <style:style style:name="T1" style:family="text">
      <style:text-properties fo:color="#ff0000" fo:font-size="10pt" fo:font-weight="bold" style:font-size-asian="10pt" style:font-weight-asian="bold" style:font-size-complex="10pt"/>
    </style:style>
    <style:style style:name="T2" style:family="text">
      <style:text-properties fo:color="#ff0000" fo:font-size="10pt" style:font-size-asian="10pt" style:font-size-complex="10pt"/>
    </style:style>
    <style:style style:name="T3" style:family="text">
      <style:text-properties fo:font-size="10pt" style:font-size-asian="10pt" style:font-size-complex="10pt"/>
    </style:style>
    <style:style style:name="T4" style:family="text">
      <style:text-properties fo:color="#1f4e79" fo:font-size="10pt" style:font-size-asian="10pt" style:font-size-complex="10pt"/>
    </style:style>
    <style:style style:name="T5" style:family="text">
      <style:text-properties fo:color="#2f5496" fo:font-size="10pt" fo:font-weight="bold" style:font-size-asian="10pt" style:font-weight-asian="bold" style:font-size-complex="10pt"/>
    </style:style>
    <style:style style:name="T6" style:family="text">
      <style:text-properties fo:color="#2f5496" fo:font-size="10pt" style:font-size-asian="10pt" style:font-size-complex="10pt"/>
    </style:style>
    <style:style style:name="T7" style:family="text">
      <style:text-properties fo:color="#833c0b" fo:font-size="10pt" fo:font-weight="bold" style:font-size-asian="10pt" style:font-weight-asian="bold" style:font-size-complex="10pt"/>
    </style:style>
    <style:style style:name="T8" style:family="text">
      <style:text-properties fo:color="#833c0b" fo:font-size="10pt" style:font-size-asian="10pt" style:font-size-complex="10pt"/>
    </style:style>
    <style:style style:name="T9" style:family="text">
      <style:text-properties fo:color="#c45911" fo:font-size="10pt" fo:font-weight="bold" style:font-size-asian="10pt" style:font-weight-asian="bold" style:font-size-complex="10pt"/>
    </style:style>
    <style:style style:name="T10" style:family="text">
      <style:text-properties fo:color="#1f3864" fo:font-size="10pt" fo:font-weight="bold" style:font-size-asian="10pt" style:font-weight-asian="bold" style:font-size-complex="10pt"/>
    </style:style>
    <style:style style:name="T1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fo:margin-left="0.318cm" fo:margin-right="0.372cm" fo:margin-top="0cm" fo:margin-bottom="0.051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35cm" svg:stroke-color="#4472c4" draw:stroke-linejoin="miter" draw:fill="solid" draw:fill-color="#ffffff" draw:textarea-vertical-align="top" draw:auto-grow-height="false" draw:fit-to-size="false" style:shrink-to-fit="false" fo:min-height="1.843cm" fo:min-width="8.17cm" fo:padding-top="0.127cm" fo:padding-bottom="0.127cm" fo:padding-left="0.254cm" fo:padding-right="0.254cm" fo:wrap-option="wrap" style:run-through="foreground"/>
    </style:style>
    <style:style style:name="gr3" style:family="graphic">
      <style:graphic-properties draw:stroke="solid" svg:stroke-width="0.035cm" svg:stroke-color="#4472c4" draw:stroke-linejoin="miter" draw:fill="solid" draw:fill-color="#ffffff" draw:textarea-vertical-align="top" draw:auto-grow-height="false" draw:fit-to-size="false" style:shrink-to-fit="false" fo:min-height="2.267cm" fo:min-width="8.17cm" fo:padding-top="0.127cm" fo:padding-bottom="0.127cm" fo:padding-left="0.254cm" fo:padding-right="0.254cm" fo:wrap-option="wrap" style:run-through="foreground"/>
    </style:style>
    <style:style style:name="gr4" style:family="graphic">
      <style:graphic-properties draw:stroke="solid" svg:stroke-width="0.035cm" svg:stroke-color="#4472c4" draw:stroke-linejoin="miter" draw:fill="solid" draw:fill-color="#ffffff" draw:textarea-vertical-align="top" draw:auto-grow-height="false" draw:fit-to-size="false" style:shrink-to-fit="false" fo:min-height="7.024cm" fo:min-width="8.17cm" fo:padding-top="0.127cm" fo:padding-bottom="0.127cm" fo:padding-left="0.254cm" fo:padding-right="0.254cm" fo:wrap-option="wrap" style:run-through="foreground"/>
    </style:style>
    <style:style style:name="gr5" style:family="graphic">
      <style:graphic-properties fo:margin-left="0.318cm" fo:margin-right="0.372cm" fo:margin-top="0cm" fo:margin-bottom="0.056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6" style:family="graphic">
      <style:graphic-properties draw:stroke="solid" svg:stroke-width="0.035cm" svg:stroke-color="#4472c4" draw:stroke-linejoin="miter" draw:fill="solid" draw:fill-color="#ffffff" draw:textarea-vertical-align="top" draw:auto-grow-height="false" draw:fit-to-size="false" style:shrink-to-fit="false" fo:min-height="1.967cm" fo:min-width="8.17cm" fo:padding-top="0.127cm" fo:padding-bottom="0.127cm" fo:padding-left="0.254cm" fo:padding-right="0.254cm" fo:wrap-option="wrap" style:run-through="foreground"/>
    </style:style>
    <style:style style:name="gr7" style:family="graphic">
      <style:graphic-properties draw:stroke="solid" svg:stroke-width="0.035cm" svg:stroke-color="#4472c4" draw:stroke-linejoin="miter" draw:fill="solid" draw:fill-color="#ffffff" draw:textarea-vertical-align="top" draw:auto-grow-height="false" draw:fit-to-size="false" style:shrink-to-fit="false" fo:min-height="2.415cm" fo:min-width="8.17cm" fo:padding-top="0.127cm" fo:padding-bottom="0.127cm" fo:padding-left="0.254cm" fo:padding-right="0.254cm" fo:wrap-option="wrap" style:run-through="foreground"/>
    </style:style>
    <style:style style:name="gr8" style:family="graphic">
      <style:graphic-properties draw:stroke="solid" svg:stroke-width="0.035cm" svg:stroke-color="#4472c4" draw:stroke-linejoin="miter" draw:fill="solid" draw:fill-color="#ffffff" draw:textarea-vertical-align="top" draw:auto-grow-height="false" draw:fit-to-size="false" style:shrink-to-fit="false" fo:min-height="7.782cm" fo:min-width="8.17cm"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ructures de Données – TP1 – Type Abstraits de Données (TAD)</text:p>
      <text:p text:style-name="Standard"/>
      <text:p text:style-name="Standard">Andres Vicente Caballero Cantillo</text:p>
      <text:p text:style-name="Standard"/>
      <text:p text:style-name="Standard"/>
      <text:p text:style-name="Standard">Exercice 1</text:p>
      <text:list xml:id="list106430523" text:style-name="WWNum2">
        <text:list-item>
          <text:p text:style-name="P6">J'ai joint un algorithme en C appelé « avecTableau.c », correspondant aux questions 1, 2.</text:p>
        </text:list-item>
        <text:list-item>
          <text:p text:style-name="P6">J'ai joint un algorithme en C appelé « avecStructure.c », correspondant aux questions 3,4,5.</text:p>
        </text:list-item>
      </text:list>
      <text:p text:style-name="Standard"/>
      <text:p text:style-name="Standard">1) ce sont les tableaux que j'ai utilisés dans mon algorithme « avecTableau.c »</text:p>
      <text:p text:style-name="P3"><text:span text:style-name="T1">char</text:span><text:span text:style-name="T3"> </text:span><text:span text:style-name="T4">nomClient</text:span><text:span text:style-name="T3">[arraySize][charSize];</text:span></text:p>
      <text:p text:style-name="P3"><text:span text:style-name="T1">char</text:span><text:span text:style-name="T3"> </text:span><text:span text:style-name="T4">prenom</text:span><text:span text:style-name="T3">Client[arraySize][charSize];</text:span></text:p>
      <text:p text:style-name="P3"><text:span text:style-name="T1">char</text:span><text:span text:style-name="T3"> </text:span><text:span text:style-name="T4">adressClient</text:span><text:span text:style-name="T3">[arraySize][charSize];</text:span></text:p>
      <text:p text:style-name="P3"><text:span text:style-name="T1">int</text:span><text:span text:style-name="T3"> </text:span><text:span text:style-name="T4">propieterVoiture</text:span><text:span text:style-name="T3">[arraySize];</text:span></text:p>
      <text:p text:style-name="P3"><text:span text:style-name="T1">char</text:span><text:span text:style-name="T3"> </text:span><text:span text:style-name="T4">marqueVoiture</text:span><text:span text:style-name="T3">[arraySize][charSize];</text:span></text:p>
      <text:p text:style-name="P3"><text:span text:style-name="T1">char</text:span><text:span text:style-name="T3"> </text:span><text:span text:style-name="T4">modeleVoiture</text:span><text:span text:style-name="T3">[arraySize][charSize];</text:span></text:p>
      <text:p text:style-name="P3"><text:span text:style-name="T1">char</text:span><text:span text:style-name="T3"> </text:span><text:span text:style-name="T4">immatriculation</text:span><text:span text:style-name="T3">[arraySize][charSize];</text:span></text:p>
      <text:p text:style-name="P3"><text:span text:style-name="T1">int</text:span><text:span text:style-name="T3"> </text:span><text:span text:style-name="T4">voitureStatus</text:span><text:span text:style-name="T3">[arraySize];</text:span></text:p>
      <text:p text:style-name="Standard"/>
      <text:p text:style-name="Standard">2) ce sont les méthodes que j'ai utilisées, l’implémentation est dans le fichier « avecTableau.c »</text:p>
      <text:p text:style-name="P3"><text:span text:style-name="T5">void</text:span><text:span text:style-name="T3"> </text:span><text:span text:style-name="T6">addClient</text:span><text:span text:style-name="T3">();</text:span></text:p>
      <text:p text:style-name="P3"><text:span text:style-name="T5">void</text:span><text:span text:style-name="T3"> </text:span><text:span text:style-name="T6">supClient</text:span><text:span text:style-name="T3">();</text:span></text:p>
      <text:p text:style-name="P3"><text:span text:style-name="T5">void</text:span><text:span text:style-name="T3"> </text:span><text:span text:style-name="T6">updateCLientByNom</text:span><text:span text:style-name="T3">();</text:span></text:p>
      <text:p text:style-name="P3"><text:span text:style-name="T5">int</text:span><text:span text:style-name="T3"> </text:span><text:span text:style-name="T6">findCLientByName</text:span><text:span text:style-name="T3">();</text:span></text:p>
      <text:p text:style-name="P3"><text:span text:style-name="T5">int</text:span><text:span text:style-name="T3"> </text:span><text:span text:style-name="T6">findCLientByPrenom</text:span><text:span text:style-name="T3">();</text:span></text:p>
      <text:p text:style-name="P3"><text:span text:style-name="T5">int</text:span><text:span text:style-name="T3"> </text:span><text:span text:style-name="T6">findCLientByAddress</text:span><text:span text:style-name="T3">();</text:span></text:p>
      <text:p text:style-name="P4"/>
      <text:p text:style-name="P3"><text:span text:style-name="T5">void</text:span><text:span text:style-name="T3"> </text:span><text:span text:style-name="T6">addVoiture</text:span><text:span text:style-name="T3">();</text:span></text:p>
      <text:p text:style-name="P3"><text:span text:style-name="T5">void</text:span><text:span text:style-name="T3"> </text:span><text:span text:style-name="T6">supVoiture</text:span><text:span text:style-name="T3">();</text:span></text:p>
      <text:p text:style-name="P3"><text:span text:style-name="T5">void</text:span><text:span text:style-name="T3"> </text:span><text:span text:style-name="T6">setStatusVoiture</text:span><text:span text:style-name="T3">();</text:span></text:p>
      <text:p text:style-name="P3"><text:span text:style-name="T5">int</text:span><text:span text:style-name="T3"> </text:span><text:span text:style-name="T6">findVoiture</text:span><text:span text:style-name="T3">();</text:span></text:p>
      <text:p text:style-name="P4"/>
      <text:p text:style-name="P3"><text:span text:style-name="T5">void</text:span><text:span text:style-name="T3"> </text:span><text:span text:style-name="T6">printVoitureId</text:span><text:span text:style-name="T3">();</text:span></text:p>
      <text:p text:style-name="P3"><text:span text:style-name="T5">void</text:span><text:span text:style-name="T3"> </text:span><text:span text:style-name="T6">printCLientId</text:span><text:span text:style-name="T3">();</text:span></text:p>
      <text:p text:style-name="P3"><text:span text:style-name="T5">void</text:span><text:span text:style-name="T3"> </text:span><text:span text:style-name="T6">printAllClient</text:span><text:span text:style-name="T3">();</text:span></text:p>
      <text:p text:style-name="P3"><text:span text:style-name="T5">void</text:span><text:span text:style-name="T3"> </text:span><text:span text:style-name="T6">printAllVoiture</text:span><text:span text:style-name="T3">();</text:span></text:p>
      <text:p text:style-name="P3"><text:span text:style-name="T5">void</text:span><text:span text:style-name="T3"> </text:span><text:span text:style-name="T6">printAllVoitureRepare</text:span><text:span text:style-name="T3">();</text:span></text:p>
      <text:p text:style-name="P4"/>
      <text:p text:style-name="P1"/>
      <text:p text:style-name="P1"/>
      <text:p text:style-name="P1"/>
      <text:p text:style-name="P1"/>
      <text:p text:style-name="P1"><text:soft-page-break/></text:p>
      <text:p text:style-name="Standard"><text:span text:style-name="T3">3) </text:span>ce sont les structures que j'ai utilisés dans mon algorithme « avecStruncture.c »</text:p>
      <text:section text:style-name="Sect1" text:name="TextSection">
        <text:p text:style-name="P3"><text:span text:style-name="T7">typedef struct</text:span><text:span text:style-name="T8"> </text:span><text:span text:style-name="T6">voiture Voiture</text:span><text:span text:style-name="T3">;</text:span></text:p>
        <text:p text:style-name="P3"><text:span text:style-name="T7">typedef struct</text:span><text:span text:style-name="T8"> </text:span><text:span text:style-name="T6">client Client</text:span><text:span text:style-name="T3">;</text:span></text:p>
        <text:p text:style-name="P3"><text:span text:style-name="T7">typedef struct</text:span><text:span text:style-name="T8"> </text:span><text:span text:style-name="T6">listClient ListClient</text:span><text:span text:style-name="T3">;</text:span></text:p>
        <text:p text:style-name="P3"><text:span text:style-name="T7">typedef struct</text:span><text:span text:style-name="T8"> </text:span><text:span text:style-name="T6">listVoiture ListVoiture</text:span><text:span text:style-name="T3">;</text:span></text:p>
        <text:p text:style-name="P5"/>
      </text:section>
      <text:section text:style-name="Sect2" text:name="Sección1">
        <text:p text:style-name="P3"><text:span text:style-name="T9">struct</text:span><text:span text:style-name="T3"> </text:span><text:span text:style-name="T5">voiture</text:span><text:span text:style-name="T6"> </text:span><text:span text:style-name="T3">{</text:span></text:p>
        <text:p text:style-name="P3"><text:span text:style-name="T3"><text:s text:c="2"/></text:span><text:span text:style-name="T5">int</text:span><text:span text:style-name="T6"> </text:span><text:span text:style-name="T3">id;</text:span></text:p>
        <text:p text:style-name="P3"><text:span text:style-name="T3"><text:s text:c="2"/></text:span><text:span text:style-name="T5">char</text:span><text:span text:style-name="T6"> </text:span><text:span text:style-name="T3">marque[charSize];</text:span></text:p>
        <text:p text:style-name="P3"><text:span text:style-name="T3"><text:s text:c="2"/></text:span><text:span text:style-name="T5">char</text:span><text:span text:style-name="T6"> </text:span><text:span text:style-name="T3">modele[charSize];</text:span></text:p>
        <text:p text:style-name="P3"><text:span text:style-name="T3"><text:s text:c="2"/></text:span><text:span text:style-name="T5">char</text:span><text:span text:style-name="T6"> </text:span><text:span text:style-name="T3">immatriculation[charSize];</text:span></text:p>
        <text:p text:style-name="P3"><text:span text:style-name="T3"><text:s text:c="2"/></text:span><text:span text:style-name="T5">int</text:span><text:span text:style-name="T6"> </text:span><text:span text:style-name="T3">status;</text:span></text:p>
        <text:p text:style-name="P3"><text:span text:style-name="T3"><text:s text:c="2"/></text:span><text:span text:style-name="T9">struct</text:span><text:span text:style-name="T3"> </text:span><text:span text:style-name="T5">voiture</text:span><text:span text:style-name="T6"> </text:span><text:span text:style-name="T3">* next;</text:span></text:p>
        <text:p text:style-name="P3"><text:span text:style-name="T3">};</text:span></text:p>
        <text:p text:style-name="P4"/>
        <text:p text:style-name="P3"><text:span text:style-name="T9">struct</text:span><text:span text:style-name="T3"> </text:span><text:span text:style-name="T5">client</text:span><text:span text:style-name="T6"> </text:span><text:span text:style-name="T3">{</text:span></text:p>
        <text:p text:style-name="P3"><text:span text:style-name="T3"><text:s text:c="2"/></text:span><text:span text:style-name="T5">int</text:span><text:span text:style-name="T6"> </text:span><text:span text:style-name="T3">data;</text:span></text:p>
        <text:p text:style-name="P3"><text:span text:style-name="T3"><text:s text:c="2"/></text:span><text:span text:style-name="T5">int</text:span><text:span text:style-name="T6"> <text:s text:c="2"/></text:span><text:span text:style-name="T3">id;</text:span></text:p>
        <text:p text:style-name="P3"><text:span text:style-name="T3"><text:s text:c="2"/></text:span><text:span text:style-name="T5">char</text:span><text:span text:style-name="T6"> <text:s/></text:span><text:span text:style-name="T3">nom[charSize];</text:span></text:p>
        <text:p text:style-name="P3"><text:span text:style-name="T3"><text:s text:c="2"/></text:span><text:span text:style-name="T5">char</text:span><text:span text:style-name="T6"> <text:s/></text:span><text:span text:style-name="T3">prenom[charSize];</text:span></text:p>
        <text:p text:style-name="P3"><text:span text:style-name="T3"><text:s text:c="2"/></text:span><text:span text:style-name="T5">char</text:span><text:span text:style-name="T6"> <text:s/></text:span><text:span text:style-name="T3">address[charSize];</text:span></text:p>
        <text:p text:style-name="P3"><text:span text:style-name="T3"><text:s text:c="2"/></text:span><text:span text:style-name="T9">struct</text:span><text:span text:style-name="T3"> client * next;</text:span></text:p>
        <text:p text:style-name="P3"><text:span text:style-name="T3"><text:s text:c="2"/></text:span><text:span text:style-name="T9">struct</text:span><text:span text:style-name="T3"> listVoiture * veicle;</text:span></text:p>
        <text:p text:style-name="P3"><text:span text:style-name="T3">};</text:span></text:p>
        <text:p text:style-name="P4"/>
        <text:p text:style-name="P3"><text:span text:style-name="T9">struct</text:span><text:span text:style-name="T3"> </text:span><text:span text:style-name="T5">listClient</text:span><text:span text:style-name="T6"> </text:span><text:span text:style-name="T3">{</text:span></text:p>
        <text:p text:style-name="P3"><text:span text:style-name="T3"><text:s text:c="2"/></text:span><text:span text:style-name="T5">Client</text:span><text:span text:style-name="T6"> </text:span><text:span text:style-name="T3">* head;</text:span></text:p>
        <text:p text:style-name="P3"><text:span text:style-name="T3">};</text:span></text:p>
        <text:p text:style-name="P4"/>
        <text:p text:style-name="P3"><text:span text:style-name="T9">struct</text:span><text:span text:style-name="T3"> </text:span><text:span text:style-name="T5">listVoiture</text:span><text:span text:style-name="T6"> </text:span><text:span text:style-name="T3">{</text:span></text:p>
        <text:p text:style-name="P3"><text:span text:style-name="T3"><text:s text:c="2"/></text:span><text:span text:style-name="T5">Voiture</text:span><text:span text:style-name="T6"> </text:span><text:span text:style-name="T3">* head;</text:span></text:p>
        <text:p text:style-name="P3"><text:span text:style-name="T3">};</text:span></text:p>
        <text:p text:style-name="P4"/>
        <text:p text:style-name="P3"><text:span text:style-name="T3">La structure de voiture est un nœud qui sera dans une liste imbriquée, qui inclut les données, ainsi qu'un pointeur sur la voiture suivante dans le cas où un client a plusieurs voitures.</text:span></text:p>
        <text:p text:style-name="P4"/>
        <text:p text:style-name="P4"/>
        <text:p text:style-name="P4"/>
        <text:p text:style-name="P4"/>
        <text:p text:style-name="P4"/>
        <text:p text:style-name="P3"><text:span text:style-name="T3">La structure client est un nœud qui sera dans une liste imbriquée, qui comprend les données plus deux pointeurs, l'un vers la liste des voitures appartenant à ce client et l'autre vers le client suivant.</text:span></text:p>
        <text:p text:style-name="P4"/>
        <text:p text:style-name="P4"/>
        <text:p text:style-name="P4"/>
        <text:p text:style-name="P4"/>
        <text:p text:style-name="P4"/>
        <text:p text:style-name="P3"><text:span text:style-name="T3">la structure de listClient est une liste imbriquée d'éléments de type client, qui inclut le premier noeud (head) du client</text:span></text:p>
        <text:p text:style-name="P4"/>
        <text:p text:style-name="P3"><text:span text:style-name="T3">la structure de listVoiture est une liste imbriquée d'éléments de typeVoiture, qui inclut le premier noeud (head) du voiture</text:span></text:p>
      </text:section>
      <text:section text:style-name="Sect1" text:name="Sección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ext:span text:style-name="T3">4)</text:span></text:p>
        <text:p text:style-name="P4"><draw:g text:anchor-type="paragraph" draw:z-index="0" draw:name="Groupe 8" draw:style-name="gr1"><draw:custom-shape draw:name="Rectangle 1" draw:style-name="gr2" draw:text-style-name="P8" svg:width="8.677cm" svg:height="2.096cm" svg:x="-1.274cm" svg:y="0.515cm"><text:p text:style-name="P7"><text:span text:style-name="T11">Client</text:span></text:p><text:p text:style-name="P7"><text:span text:style-name="T12">→</text:span><text:span text:style-name="T12">Représente le client et permet de stoker ces donnes caractérist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 draw:style-name="gr3" draw:text-style-name="P8" svg:width="8.677cm" svg:height="2.52cm" svg:x="-1.274cm" svg:y="2.63cm"><text:p text:style-name="P7"><text:span text:style-name="T13">Spécification, déclaration :</text:span></text:p><text:p text:style-name="P7"><text:span text:style-name="T12">→ </text:span><text:span text:style-name="T12">description des deux identifiants une pour le système(data) et une autre pour l’utilisateur(id), ainsi que nom, prénom et adres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 draw:style-name="gr4" draw:text-style-name="P8" svg:width="8.677cm" svg:height="7.277cm" svg:x="-1.274cm" svg:y="5.147cm"><text:p text:style-name="P7"><text:span text:style-name="T12">Création: </text:span></text:p><text:p text:style-name="P7"><text:span text:style-name="T12">a. Spécifier deux identifiant, data et id, ainsi que le nom, prénom et adresse.</text:span></text:p><text:p text:style-name="P7"><text:span text:style-name="T12"/></text:p><text:p text:style-name="P7"><text:span text:style-name="T12">Modification:</text:span></text:p><text:p text:style-name="P7"><text:span text:style-name="T12">a. Changer le nom, prénom et adresse</text:span></text:p><text:p text:style-name="P7"><text:span text:style-name="T12"/></text:p><text:p text:style-name="P7"><text:span text:style-name="T12">Destruction: </text:span></text:p><text:p text:style-name="P7"><text:span text:style-name="T12">a. Libération de l’espace </text:span></text:p><text:p text:style-name="P7"><text:span text:style-name="T12"/></text:p><text:p text:style-name="P7"><text:span text:style-name="T12">Accès: </text:span></text:p><text:p text:style-name="P7"><text:span text:style-name="T12">a. Donne le nom, prénom et adresse</text:span></text:p><text:p text:style-name="P7"><text:span text:style-name="T12">b. Donne la liste des voitures associes</text:span></text:p><text:p text:style-name="P7"><text:span text:style-name="T1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draw:g text:anchor-type="paragraph" draw:z-index="1" draw:name="Groupe 9" draw:style-name="gr5"><draw:custom-shape draw:name="Rectangle 10" draw:style-name="gr6" draw:text-style-name="P8" svg:width="8.677cm" svg:height="2.22cm" svg:x="8.451cm" svg:y="0.018cm"><text:p text:style-name="P7"><text:span text:style-name="T11">Voitures</text:span></text:p><text:p text:style-name="P7"><text:span text:style-name="T12">→</text:span><text:span text:style-name="T12">Représente une voiture et permet de stoker ces donnes caractérist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7" draw:text-style-name="P8" svg:width="8.677cm" svg:height="2.668cm" svg:x="8.451cm" svg:y="2.258cm"><text:p text:style-name="P7"><text:span text:style-name="T13">Spécification, déclaration :</text:span></text:p><text:p text:style-name="P7"><text:span text:style-name="T12">→ </text:span><text:span text:style-name="T12">description d’une identifiant, la marque, le modelé et le nombre d’immatricul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8" draw:text-style-name="P8" svg:width="8.677cm" svg:height="8.035cm" svg:x="8.451cm" svg:y="4.923cm"><text:p text:style-name="P7"><text:span text:style-name="T12">Création: </text:span></text:p><text:p text:style-name="P7"><text:span text:style-name="T12">a. Spécifier une identifiant, ainsi que la marque, le modèle, et le nombre d’immatriculation.</text:span></text:p><text:p text:style-name="P7"><text:span text:style-name="T12"/></text:p><text:p text:style-name="P7"><text:span text:style-name="T12">Modification:</text:span></text:p><text:p text:style-name="P7"><text:span text:style-name="T12">a. Changer le statuts répare ou en réparation</text:span></text:p><text:p text:style-name="P7"><text:span text:style-name="T12"/></text:p><text:p text:style-name="P7"><text:span text:style-name="T12">Destruction: </text:span></text:p><text:p text:style-name="P7"><text:span text:style-name="T12">a. Libération de l’espace </text:span></text:p><text:p text:style-name="P7"><text:span text:style-name="T12"/></text:p><text:p text:style-name="P7"><text:span text:style-name="T12">Accès: </text:span></text:p><text:p text:style-name="P7"><text:span text:style-name="T12">a. Donne la marque, le modèle et le nombre d’immatriculation.</text:span></text:p><text:p text:style-name="P7"><text:span text:style-name="T12">b. Donne le statuts (repare ou en reparation)</text:span></text:p><text:p text:style-name="P7"><text:span text:style-name="T1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3">5) </text:span>ce sont les méthodes que j'ai utilisées, l’implémentation est dans le fichier « avecStructure.c »</text:p>
        <text:p text:style-name="P3"><text:span text:style-name="T10">ListClient</text:span><text:span text:style-name="T3"> * </text:span><text:span text:style-name="T6">makelist()</text:span><text:span text:style-name="T3">;</text:span></text:p>
        <text:p text:style-name="P3"><text:span text:style-name="T10">ListVoiture</text:span><text:span text:style-name="T3"> * </text:span><text:span text:style-name="T6">makelistVoiture()</text:span><text:span text:style-name="T3">;</text:span></text:p>
        <text:p text:style-name="P3"><text:span text:style-name="T10">Client</text:span><text:span text:style-name="T3"> * </text:span><text:span text:style-name="T6">newclient()</text:span><text:span text:style-name="T3">;</text:span></text:p>
        <text:p text:style-name="P3"><text:span text:style-name="T10">void</text:span><text:span text:style-name="T3"> </text:span><text:span text:style-name="T6">addClient()</text:span><text:span text:style-name="T3">;</text:span></text:p>
        <text:p text:style-name="P3"><text:span text:style-name="T10">void</text:span><text:span text:style-name="T3"> </text:span><text:span text:style-name="T6">supClient()</text:span><text:span text:style-name="T3">;</text:span></text:p>
        <text:p text:style-name="P3"><text:span text:style-name="T10">void</text:span><text:span text:style-name="T3"> </text:span><text:span text:style-name="T6">updateClientById()</text:span><text:span text:style-name="T3">;</text:span></text:p>
        <text:p text:style-name="P3"><text:span text:style-name="T10">Client</text:span><text:span text:style-name="T3"> * </text:span><text:span text:style-name="T6">findClientById()</text:span><text:span text:style-name="T3">;</text:span></text:p>
        <text:p text:style-name="P3"><text:span text:style-name="T10">Voiture</text:span><text:span text:style-name="T3"> * </text:span><text:span text:style-name="T6">newVoiture()</text:span><text:span text:style-name="T3">;</text:span></text:p>
        <text:p text:style-name="P3"><text:span text:style-name="T10">void</text:span><text:span text:style-name="T3"> </text:span><text:span text:style-name="T6">addVoiture()</text:span><text:span text:style-name="T3">;</text:span></text:p>
        <text:p text:style-name="P3"><text:span text:style-name="T10">void</text:span><text:span text:style-name="T3"> </text:span><text:span text:style-name="T6">addV()</text:span><text:span text:style-name="T3">;</text:span></text:p>
        <text:p text:style-name="P3"><text:span text:style-name="T10">void</text:span><text:span text:style-name="T3"> </text:span><text:span text:style-name="T6">supVoiture()</text:span><text:span text:style-name="T3">;</text:span></text:p>
        <text:p text:style-name="P3"><text:span text:style-name="T10">void</text:span><text:span text:style-name="T3"> </text:span><text:span text:style-name="T6">reparerVoiture()</text:span><text:span text:style-name="T3">;</text:span></text:p>
        <text:p text:style-name="P3"><text:span text:style-name="T10">void</text:span><text:span text:style-name="T3"> </text:span><text:span text:style-name="T6">printAll()</text:span><text:span text:style-name="T3">;</text:span></text:p>
        <text:p text:style-name="P3"><text:span text:style-name="T10">void</text:span><text:span text:style-name="T3"> </text:span><text:span text:style-name="T6">printAllVoitureRepare()</text:span><text:span text:style-name="T3">;</text:span></text:p>
        <text:p text:style-name="P3"><text:span text:style-name="T10">void</text:span><text:span text:style-name="T3"> </text:span><text:span text:style-name="T6">destroy()</text:span><text:span text:style-name="T3">;</text:span></text:p>
        <text:p text:style-name="P4"/>
        <text:p text:style-name="P4"/>
        <text:p text:style-name="P4"/>
        <text:p text:style-name="P4"/>
        <text:p text:style-name="P4"/>
        <text:p text:style-name="P3"><text:soft-page-break/><text:span text:style-name="T3">6) De mon point de vue, le principal avantage est l'organisation abstraite des éléments, car les structures permettent d'associer les données implicitement, ceci permet d’éviter les erreurs accidentelles dans la mise en œuvre de l'algorithme.</text:span></text:p>
        <text:p text:style-name="P3"><text:span text:style-name="T3">Un problème avec le tableau statique, est que je dois spécifier le nombre maximal d'éléments et avec la structure liste imbrique, je peux stocker des éléments même si le nombre maximal de clients est inconnu ainsi que le nombre des voitures.</text:span></text:p>
        <text:p text:style-name="P4"/>
        <text:p text:style-name="P4"/>
        <text:p text:style-name="P4"/>
        <text:p text:style-name="P4"/>
        <text:p text:style-name="P4"/>
        <text:p text:style-name="P3"><text:soft-page-break/><text:span text:style-name="T3">Exercice 2</text:span></text:p>
        <text:p text:style-name="P4"/>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CH"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CH"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caballero</meta:initial-creator>
    <meta:editing-cycles>3</meta:editing-cycles>
    <meta:creation-date>2019-02-23T05:03:00</meta:creation-date>
    <dc:date>2019-02-25T14:21:46.670029549</dc:date>
    <meta:editing-duration>PT1H33M12S</meta:editing-duration>
    <meta:generator>LibreOffice/6.0.7.3$Linux_X86_64 LibreOffice_project/00m0$Build-3</meta:generator>
    <meta:document-statistic meta:table-count="0" meta:image-count="0" meta:object-count="0" meta:page-count="5" meta:paragraph-count="82" meta:word-count="443" meta:character-count="3239" meta:non-whitespace-character-count="28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